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indent="0cm" style:auto-text-indent="false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0.106cm"/>
        </style:tab-stops>
      </style:paragraph-properties>
    </style:style>
    <style:style style:name="P5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0.106cm"/>
        </style:tab-stops>
      </style:paragraph-properties>
    </style:style>
    <style:style style:name="T1" style:family="text">
      <style:text-properties fo:font-variant="normal" fo:text-transform="none" fo:color="#333333" style:font-name="Arial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8.39999961853027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057ce" style:text-line-through-style="none" style:text-line-through-type="none" style:font-name="Arial" fo:font-size="8.39999961853027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officeooo:rsid="000bf4ff"/>
    </style:style>
    <style:style style:name="T5" style:family="text">
      <style:text-properties fo:language="ru" fo:country="RU" officeooo:rsid="000bf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iple Exponential Moving Average (TEMA)</text:p>
      <text:p text:style-name="Text_20_body"/>
      <text:p text:style-name="P1">Индикатор TEMA (Triple Exponential Moving Average – Тройная Экспоненциальная Скользящая Средняя), это еще один своего рода альтернативный метод построения скользящей средней на графике.</text:p>
      <text:p text:style-name="P1"><text:bookmark text:name="more-8525"/>Все без исключения авторы альтернативных методов расчета скользящих средних преследуют одну цель – максимально уменьшить запаздывания от цены, которое характерно для классической скользящей.</text:p>
      <text:h text:style-name="Heading_20_3" text:outline-level="3">Принцип расчета индикатора TEMA</text:h>
      <text:p text:style-name="P1">В индикаторе TEMA используется сочетание обычной, двойной и тройной EMA.</text:p>
      <text:p text:style-name="P1">Сначала рассчитывается классическая EMA. Затем её значение сглаживается повторно экспоненциальной скользящей, которое в свою очередь ещё раз сглаживается EMA. Конечная формула выглядит следующим образом:</text:p>
      <text:p text:style-name="P1"/>
      <text:p text:style-name="P2"><text:span text:style-name="Strong_20_Emphasis">TEMA (i)=3*EMA (i) – 3*EMAofEMA (i) + EMAofEMAofEMA (i);</text:span></text:p>
      <text:p text:style-name="P4"><text:span text:style-name="T5">г</text:span>де:</text:p>
      <text:p text:style-name="P5"><text:span text:style-name="Strong_20_Emphasis">EMA (i) </text:span>– обычная экспоненциальная скользящая средняя;</text:p>
      <text:p text:style-name="P5"><text:span text:style-name="Strong_20_Emphasis">EMAofEMA (i) </text:span>– сглаженная экспоненциальной скользящей средней значения EMA (i);</text:p>
      <text:p text:style-name="P5"><text:span text:style-name="Strong_20_Emphasis">EMAоfEMAofEMA (i) </text:span>– сглаженные экспоненциальной средней значения EMAofEMA (i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0:42:12.060000000</meta:creation-date>
    <dc:date>2020-02-16T20:45:12.781000000</dc:date>
    <meta:editing-duration>PT3M1S</meta:editing-duration>
    <meta:editing-cycles>1</meta:editing-cycles>
    <meta:document-statistic meta:table-count="0" meta:image-count="0" meta:object-count="0" meta:page-count="1" meta:paragraph-count="11" meta:word-count="119" meta:character-count="992" meta:non-whitespace-character-count="878"/>
    <meta:generator>LibreOffice/6.1.3.2$Windows_X86_64 LibreOffice_project/86daf60bf00efa86ad547e59e09d6bb77c699acb</meta:generator>
  </office:meta>
</office:document-meta>
</file>